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Firstbranch first 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alter Guerrier SAINT-JUSTE</dc:creator>
    <meta:creation-date>2023-01-05T21:12:00Z</meta:creation-date>
    <dc:date>2023-01-05T21:36:00Z</dc:date>
    <meta:template xlink:href="Normal.dotm" xlink:type="simple"/>
    <meta:editing-cycles>3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